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rogramma" style:family="table">
      <style:table-properties style:width="17cm" table:align="margins"/>
    </style:style>
    <style:style style:name="Programma.A" style:family="table-column">
      <style:table-column-properties style:column-width="4.805cm" style:rel-column-width="18522*"/>
    </style:style>
    <style:style style:name="Programma.B" style:family="table-column">
      <style:table-column-properties style:column-width="10.188cm" style:rel-column-width="39274*"/>
    </style:style>
    <style:style style:name="Programma.C" style:family="table-column">
      <style:table-column-properties style:column-width="2.007cm" style:rel-column-width="7739*"/>
    </style:style>
    <style:style style:name="Programma.A1" style:family="table-cell">
      <style:table-cell-properties style:vertical-align="middle" fo:padding="0.097cm" fo:border="0.05pt solid #000000"/>
    </style:style>
    <style:style style:name="Programma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gramma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e3a" officeooo:paragraph-rsid="00139e3a"/>
    </style:style>
    <style:style style:name="P2" style:family="paragraph" style:parent-style-name="Table_20_Contents">
      <style:paragraph-properties fo:text-align="center" style:justify-single-word="false"/>
      <style:text-properties officeooo:rsid="00139e3a" officeooo:paragraph-rsid="00139e3a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39e3a" officeooo:paragraph-rsid="00139e3a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400ba" officeooo:paragraph-rsid="001400ba"/>
    </style:style>
    <style:style style:name="P5" style:family="paragraph" style:parent-style-name="Table_20_Contents">
      <style:paragraph-properties fo:text-align="center" style:justify-single-word="false"/>
      <style:text-properties officeooo:rsid="00159d45" officeooo:paragraph-rsid="00159d45"/>
    </style:style>
    <style:style style:name="P6" style:family="paragraph" style:parent-style-name="Table_20_Contents">
      <style:paragraph-properties fo:text-align="center" style:justify-single-word="false"/>
      <style:text-properties officeooo:rsid="0018aba9" officeooo:paragraph-rsid="0018aba9"/>
    </style:style>
    <style:style style:name="P7" style:family="paragraph" style:parent-style-name="Table_20_Contents">
      <style:paragraph-properties fo:text-align="center" style:justify-single-word="false"/>
      <style:text-properties officeooo:rsid="0018e787" officeooo:paragraph-rsid="0018e787"/>
    </style:style>
    <style:style style:name="P8" style:family="paragraph" style:parent-style-name="Table_20_Contents">
      <style:paragraph-properties fo:text-align="center" style:justify-single-word="false"/>
      <style:text-properties officeooo:rsid="0018e787" officeooo:paragraph-rsid="00252d5c"/>
    </style:style>
    <style:style style:name="P9" style:family="paragraph" style:parent-style-name="Table_20_Contents">
      <style:paragraph-properties fo:text-align="center" style:justify-single-word="false"/>
      <style:text-properties officeooo:rsid="00243853" officeooo:paragraph-rsid="00243853"/>
    </style:style>
    <style:style style:name="P10" style:family="paragraph" style:parent-style-name="Table_20_Contents">
      <style:paragraph-properties fo:text-align="center" style:justify-single-word="false"/>
      <style:text-properties officeooo:rsid="0027b971" officeooo:paragraph-rsid="0027b971"/>
    </style:style>
    <style:style style:name="P11" style:family="paragraph" style:parent-style-name="Table_20_Contents">
      <style:paragraph-properties fo:text-align="center" style:justify-single-word="false"/>
      <style:text-properties fo:color="#00a65d" officeooo:rsid="001efaed" officeooo:paragraph-rsid="001efaed"/>
    </style:style>
    <style:style style:name="P12" style:family="paragraph" style:parent-style-name="Table_20_Contents">
      <style:paragraph-properties fo:text-align="center" style:justify-single-word="false"/>
      <style:text-properties fo:color="#00a65d" officeooo:rsid="00236dc7" officeooo:paragraph-rsid="00236dc7"/>
    </style:style>
    <style:style style:name="P13" style:family="paragraph" style:parent-style-name="Table_20_Contents">
      <style:paragraph-properties fo:text-align="center" style:justify-single-word="false"/>
      <style:text-properties fo:color="#00a65d" officeooo:rsid="0020c6f7" officeooo:paragraph-rsid="0020c6f7"/>
    </style:style>
    <style:style style:name="P14" style:family="paragraph" style:parent-style-name="Table_20_Contents">
      <style:paragraph-properties fo:text-align="center" style:justify-single-word="false"/>
      <style:text-properties fo:color="#00a65d" officeooo:rsid="00243853" officeooo:paragraph-rsid="00243853"/>
    </style:style>
    <style:style style:name="P15" style:family="paragraph" style:parent-style-name="Table_20_Contents">
      <style:paragraph-properties fo:text-align="center" style:justify-single-word="false"/>
      <style:text-properties fo:color="#00a65d" officeooo:rsid="0022f001" officeooo:paragraph-rsid="0022f001"/>
    </style:style>
    <style:style style:name="P16" style:family="paragraph" style:parent-style-name="Table_20_Contents">
      <style:paragraph-properties fo:text-align="center" style:justify-single-word="false"/>
      <style:text-properties fo:color="#00a65d" officeooo:rsid="00209a72" officeooo:paragraph-rsid="00209a72"/>
    </style:style>
    <style:style style:name="P17" style:family="paragraph" style:parent-style-name="Table_20_Contents">
      <style:paragraph-properties fo:text-align="center" style:justify-single-word="false"/>
      <style:text-properties fo:color="#00a65d" officeooo:rsid="0027b971" officeooo:paragraph-rsid="0027b971"/>
    </style:style>
    <style:style style:name="P18" style:family="paragraph" style:parent-style-name="Table_20_Contents">
      <style:paragraph-properties fo:text-align="center" style:justify-single-word="false"/>
      <style:text-properties officeooo:rsid="00301d15" officeooo:paragraph-rsid="00301d15"/>
    </style:style>
    <style:style style:name="P19" style:family="paragraph" style:parent-style-name="Table_20_Contents">
      <style:paragraph-properties fo:text-align="center" style:justify-single-word="false"/>
      <style:text-properties officeooo:rsid="0028c5f0" officeooo:paragraph-rsid="0018aba9"/>
    </style:style>
    <style:style style:name="P20" style:family="paragraph" style:parent-style-name="Table_20_Contents">
      <style:paragraph-properties fo:text-align="center" style:justify-single-word="false"/>
      <style:text-properties fo:color="#00a65d" officeooo:rsid="0027b971" officeooo:paragraph-rsid="0027b971"/>
    </style:style>
    <style:style style:name="T1" style:family="text">
      <style:text-properties officeooo:rsid="00175da9"/>
    </style:style>
    <style:style style:name="T2" style:family="text">
      <style:text-properties officeooo:rsid="001c8ae2"/>
    </style:style>
    <style:style style:name="T3" style:family="text">
      <style:text-properties officeooo:rsid="00243853"/>
    </style:style>
    <style:style style:name="T4" style:family="text">
      <style:text-properties officeooo:rsid="00270aec"/>
    </style:style>
    <style:style style:name="T5" style:family="text">
      <style:text-properties officeooo:rsid="0028c5f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ssime lezioni</text:p>
      <text:p text:style-name="P1"/>
      <table:table table:name="Programma" table:style-name="Programma">
        <table:table-column table:style-name="Programma.A"/>
        <table:table-column table:style-name="Programma.B"/>
        <table:table-column table:style-name="Programma.C"/>
        <table:table-row>
          <table:table-cell table:style-name="Programma.A1" table:number-columns-spanned="3" office:value-type="string">
            <text:p text:style-name="P3">Lun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4">Equazioni e disequazioni con i radicali</text:p>
          </table:table-cell>
          <table:table-cell table:style-name="Programma.C2" office:value-type="string">
            <text:p text:style-name="P11">PDF</text:p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4">Strutture</text:p>
          </table:table-cell>
          <table:table-cell table:style-name="Programma.C2" office:value-type="string">
            <text:p text:style-name="P11">Codice</text:p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4">Leggi di Kirchoff, circuito aperto e cortocircuito</text:p>
          </table:table-cell>
          <table:table-cell table:style-name="Programma.C2" office:value-type="string">
            <text:p text:style-name="P12">Slide</text:p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6">Modello ER – Entità, attributi e associazioni</text:p>
          </table:table-cell>
          <table:table-cell table:style-name="Programma.C2" office:value-type="string">
            <text:p text:style-name="P11">Slide</text:p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6">Sistemi di numerazione – <text:span text:style-name="T4">Esercizi</text:span></text:p>
          </table:table-cell>
          <table:table-cell table:style-name="Programma.C2" office:value-type="string">
            <text:p text:style-name="P11">Libro</text:p>
          </table:table-cell>
        </table:table-row>
        <table:table-row>
          <table:table-cell table:style-name="Programma.C2" table:number-columns-spanned="3" office:value-type="string">
            <text:p text:style-name="P3">Mart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4 <text:span text:style-name="T1">TL</text:span></text:p>
          </table:table-cell>
          <table:table-cell table:style-name="Programma.A2" office:value-type="string">
            <text:p text:style-name="P7">La potenza in alternata</text:p>
          </table:table-cell>
          <table:table-cell table:style-name="Programma.C2" office:value-type="string">
            <text:p text:style-name="P17">Slide</text:p>
          </table:table-cell>
        </table:table-row>
        <table:table-row>
          <table:table-cell table:style-name="Programma.A2" office:value-type="string">
            <text:p text:style-name="P2">4 <text:span text:style-name="T1">TL</text:span></text:p>
          </table:table-cell>
          <table:table-cell table:style-name="Programma.A2" office:value-type="string">
            <text:p text:style-name="P8">Esercizi sulla potenza in alternata</text:p>
          </table:table-cell>
          <table:table-cell table:style-name="Programma.C2" office:value-type="string">
            <text:p text:style-name="P17">Slide</text:p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7">Esercizi input/output</text:p>
          </table:table-cell>
          <table:table-cell table:style-name="Programma.C2" office:value-type="string">
            <text:p text:style-name="P13">File</text:p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7">Esercizi if..else</text:p>
          </table:table-cell>
          <table:table-cell table:style-name="Programma.C2" office:value-type="string">
            <text:p text:style-name="P13">File</text:p>
          </table:table-cell>
        </table:table-row>
        <table:table-row>
          <table:table-cell table:style-name="Programma.C2" table:number-columns-spanned="3" office:value-type="string">
            <text:p text:style-name="P3">Mercol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4">Collegamento dei componenti + <text:span text:style-name="T3">Partitore</text:span></text:p>
          </table:table-cell>
          <table:table-cell table:style-name="Programma.C2" office:value-type="string">
            <text:p text:style-name="P12">Slide</text:p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9">Interrogazioni</text:p>
          </table:table-cell>
          <table:table-cell table:style-name="Programma.C2" office:value-type="string">
            <text:p text:style-name="P14">Lavagna</text:p>
          </table:table-cell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4">Equazioni e disequazioni con i radicali</text:p>
          </table:table-cell>
          <table:table-cell table:style-name="Programma.C2" office:value-type="string">
            <text:p text:style-name="P11">PDF</text:p>
          </table:table-cell>
        </table:table-row>
        <table:table-row>
          <table:table-cell table:style-name="Programma.C2" table:number-columns-spanned="3" office:value-type="string">
            <text:p text:style-name="P3">Giov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5">Elettronica applicata alla navigazione</text:p>
          </table:table-cell>
          <table:table-cell table:style-name="Programma.C2" office:value-type="string">
            <text:p text:style-name="P10">Slide</text:p>
          </table:table-cell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5">Apparati di bordo</text:p>
          </table:table-cell>
          <table:table-cell table:style-name="Programma.C2" office:value-type="string">
            <text:p text:style-name="P10">Slide</text:p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6">Modello ER – Attributi chiave e rappresentazione grafica</text:p>
          </table:table-cell>
          <table:table-cell table:style-name="Programma.C2" office:value-type="string">
            <text:p text:style-name="P11">Slide</text:p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6">Sistemi di numerazione – <text:span text:style-name="T5">Esercizi</text:span></text:p>
          </table:table-cell>
          <table:table-cell table:style-name="Programma.C2" office:value-type="string">
            <text:p text:style-name="P15">Libro</text:p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19">Ripasso generale</text:p>
          </table:table-cell>
          <table:table-cell table:style-name="Programma.C2" office:value-type="string">
            <text:p text:style-name="P18">Schemi</text:p>
          </table:table-cell>
        </table:table-row>
        <table:table-row>
          <table:table-cell table:style-name="Programma.C2" table:number-columns-spanned="3" office:value-type="string">
            <text:p text:style-name="P3">Vener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5">Diagnostica dei vari apparati elettronici di bordo</text:p>
          </table:table-cell>
          <table:table-cell table:style-name="Programma.C2" office:value-type="string">
            <text:p text:style-name="P10">Slide</text:p>
          </table:table-cell>
        </table:table-row>
        <table:table-row>
          <table:table-cell table:style-name="Programma.A2" office:value-type="string">
            <text:p text:style-name="P2">3-4 AFM (Informatica)</text:p>
          </table:table-cell>
          <table:table-cell table:style-name="Programma.A2" office:value-type="string">
            <text:p text:style-name="P7">Introduzione alle basi di dati</text:p>
          </table:table-cell>
          <table:table-cell table:style-name="Programma.C2" office:value-type="string">
            <text:p text:style-name="P11">Slide</text:p>
          </table:table-cell>
        </table:table-row>
        <table:table-row>
          <table:table-cell table:style-name="Programma.A2" office:value-type="string">
            <text:p text:style-name="P2">4 TL</text:p>
          </table:table-cell>
          <table:table-cell table:style-name="Programma.A2" office:value-type="string">
            <text:p text:style-name="P8">Il rifasamento degli impianti industriali</text:p>
          </table:table-cell>
          <table:table-cell table:style-name="Programma.C2" office:value-type="string">
            <text:p text:style-name="P17">Slide</text:p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6">Foglio elettronico - Formule</text:p>
          </table:table-cell>
          <table:table-cell table:style-name="Programma.C2" office:value-type="string">
            <text:p text:style-name="P11">Libro &amp; File</text:p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6">Foglio elettronico – <text:span text:style-name="T2">Esercizi formule</text:span></text:p>
          </table:table-cell>
          <table:table-cell table:style-name="Programma.C2" office:value-type="string">
            <text:p text:style-name="P11">Libro &amp; File</text:p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4">Esercizi sulle strutture</text:p>
          </table:table-cell>
          <table:table-cell table:style-name="Programma.C2" office:value-type="string">
            <text:p text:style-name="P16">Fi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9e3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3:34.336386692</meta:creation-date>
    <dc:date>2019-10-17T18:17:56.977604550</dc:date>
    <meta:editing-duration>PT2H46M57S</meta:editing-duration>
    <meta:editing-cycles>30</meta:editing-cycles>
    <meta:generator>LibreOffice/6.0.7.3$Linux_X86_64 LibreOffice_project/00m0$Build-3</meta:generator>
    <meta:document-statistic meta:table-count="1" meta:image-count="0" meta:object-count="0" meta:page-count="1" meta:paragraph-count="75" meta:word-count="180" meta:character-count="1061" meta:non-whitespace-character-count="951"/>
  </office:meta>
</office:document-meta>
</file>